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A10000009A0541A4DC.png"/>
  <manifest:file-entry manifest:media-type="image/png" manifest:full-path="Pictures/10000000000000F9000000EE41FE8A9C.png"/>
  <manifest:file-entry manifest:media-type="image/png" manifest:full-path="Pictures/10000000000000A800000070525A5620.png"/>
  <manifest:file-entry manifest:media-type="image/png" manifest:full-path="Pictures/10000000000000AD0000005B47243251.png"/>
  <manifest:file-entry manifest:media-type="image/png" manifest:full-path="Pictures/100000000000019000000292567CFFB2.png"/>
  <manifest:file-entry manifest:media-type="image/png" manifest:full-path="Pictures/10000000000000B5000000AF3FBCC77B.png"/>
  <manifest:file-entry manifest:media-type="image/png" manifest:full-path="Pictures/10000000000000A20000005BE1834516.png"/>
  <manifest:file-entry manifest:media-type="image/png" manifest:full-path="Pictures/10000000000000C40000005B0F8C100D.png"/>
  <manifest:file-entry manifest:media-type="image/png" manifest:full-path="Pictures/10000000000000A8000000706D8F2A11.png"/>
  <manifest:file-entry manifest:media-type="image/png" manifest:full-path="Pictures/10000000000000D700000118FA1664CA.png"/>
  <manifest:file-entry manifest:media-type="image/png" manifest:full-path="Pictures/10000000000000A30000009A26B817A0.png"/>
  <manifest:file-entry manifest:media-type="image/png" manifest:full-path="Pictures/1000000000000094000000AFCBEB76F3.png"/>
  <manifest:file-entry manifest:media-type="image/png" manifest:full-path="Pictures/10000000000000A80000009A83E5E4B9.png"/>
  <manifest:file-entry manifest:media-type="image/png" manifest:full-path="Pictures/1000000000000086000000468C2DDEA7.png"/>
  <manifest:file-entry manifest:media-type="image/png" manifest:full-path="Pictures/100000000000007900000031EF749D10.png"/>
  <manifest:file-entry manifest:media-type="image/png" manifest:full-path="Pictures/10000000000000B90000008508504A06.png"/>
  <manifest:file-entry manifest:media-type="image/png" manifest:full-path="Pictures/10000000000000810000004662C11F5F.png"/>
  <manifest:file-entry manifest:media-type="image/png" manifest:full-path="Pictures/10000000000000BD00000085EA43AA25.png"/>
  <manifest:file-entry manifest:media-type="image/png" manifest:full-path="Pictures/10000000000000B1000000C4C07701D8.png"/>
  <manifest:file-entry manifest:media-type="image/png" manifest:full-path="Pictures/10000000000000AA000000D9CF3B7E3F.png"/>
  <manifest:file-entry manifest:media-type="image/png" manifest:full-path="Pictures/10000000000000A800000103E07EFB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44cm" svg:height="6.852cm" svg:x="24.898cm" svg:y="7.686cm">
          <draw:image xlink:href="Pictures/10000000000000A800000103E07EFB18.png" xlink:type="simple" xlink:show="embed" xlink:actuate="onLoad">
            <text:p/>
          </draw:image>
        </draw:frame>
        <draw:frame draw:style-name="gr1" draw:text-style-name="P1" draw:layer="layout" svg:width="4.259cm" svg:height="4.074cm" svg:x="32.795cm" svg:y="7.62cm">
          <draw:image xlink:href="Pictures/10000000000000A10000009A0541A4DC.png" xlink:type="simple" xlink:show="embed" xlink:actuate="onLoad">
            <text:p/>
          </draw:image>
        </draw:frame>
        <draw:frame draw:style-name="gr1" draw:text-style-name="P1" draw:layer="layout" svg:width="5cm" svg:height="3.518cm" svg:x="32.558cm" svg:y="14.38cm">
          <draw:image xlink:href="Pictures/10000000000000BD00000085EA43AA25.png" xlink:type="simple" xlink:show="embed" xlink:actuate="onLoad">
            <text:p/>
          </draw:image>
        </draw:frame>
        <draw:frame draw:style-name="gr1" draw:text-style-name="P1" draw:layer="layout" svg:width="4.894cm" svg:height="3.518cm" svg:x="24.408cm" svg:y="16.762cm">
          <draw:image xlink:href="Pictures/10000000000000B90000008508504A06.png" xlink:type="simple" xlink:show="embed" xlink:actuate="onLoad">
            <text:p/>
          </draw:image>
        </draw:frame>
        <draw:frame draw:style-name="gr1" draw:text-style-name="P1" draw:layer="layout" svg:width="4.444cm" svg:height="2.962cm" svg:x="40.032cm" svg:y="13.997cm">
          <draw:image xlink:href="Pictures/10000000000000A800000070525A5620.png" xlink:type="simple" xlink:show="embed" xlink:actuate="onLoad">
            <text:p/>
          </draw:image>
        </draw:frame>
        <draw:frame draw:style-name="gr1" draw:text-style-name="P1" draw:layer="layout" svg:width="4.444cm" svg:height="2.962cm" svg:x="39.767cm" svg:y="7.806cm">
          <draw:image xlink:href="Pictures/10000000000000A8000000706D8F2A11.png" xlink:type="simple" xlink:show="embed" xlink:actuate="onLoad">
            <text:p/>
          </draw:image>
        </draw:frame>
        <draw:frame draw:style-name="gr1" draw:text-style-name="P1" draw:layer="layout" svg:width="5.185cm" svg:height="2.407cm" svg:x="47.175cm" svg:y="8.135cm">
          <draw:image xlink:href="Pictures/10000000000000C40000005B0F8C100D.png" xlink:type="simple" xlink:show="embed" xlink:actuate="onLoad">
            <text:p/>
          </draw:image>
        </draw:frame>
        <draw:frame draw:style-name="gr1" draw:text-style-name="P1" draw:layer="layout" svg:width="3.2cm" svg:height="1.295cm" svg:x="47.639cm" svg:y="12.105cm">
          <draw:image xlink:href="Pictures/100000000000007900000031EF749D10.png" xlink:type="simple" xlink:show="embed" xlink:actuate="onLoad">
            <text:p/>
          </draw:image>
        </draw:frame>
        <draw:frame draw:style-name="gr1" draw:text-style-name="P1" draw:layer="layout" svg:width="3.412cm" svg:height="1.851cm" svg:x="48.168cm" svg:y="14.208cm">
          <draw:image xlink:href="Pictures/10000000000000810000004662C11F5F.png" xlink:type="simple" xlink:show="embed" xlink:actuate="onLoad">
            <text:p/>
          </draw:image>
        </draw:frame>
        <draw:frame draw:style-name="gr1" draw:text-style-name="P1" draw:layer="layout" svg:width="3.544cm" svg:height="1.851cm" svg:x="48.79cm" svg:y="17.436cm">
          <draw:image xlink:href="Pictures/1000000000000086000000468C2DDEA7.png" xlink:type="simple" xlink:show="embed" xlink:actuate="onLoad">
            <text:p/>
          </draw:image>
        </draw:frame>
        <draw:frame draw:style-name="gr1" draw:text-style-name="P1" draw:layer="layout" svg:width="4.285cm" svg:height="2.407cm" svg:x="41.99cm" svg:y="18.163cm">
          <draw:image xlink:href="Pictures/10000000000000A20000005BE1834516.png" xlink:type="simple" xlink:show="embed" xlink:actuate="onLoad">
            <text:p/>
          </draw:image>
        </draw:frame>
        <draw:frame draw:style-name="gr1" draw:text-style-name="P1" draw:layer="layout" svg:width="4.576cm" svg:height="2.407cm" svg:x="36.103cm" svg:y="19.222cm">
          <draw:image xlink:href="Pictures/10000000000000AD0000005B47243251.png" xlink:type="simple" xlink:show="embed" xlink:actuate="onLoad">
            <text:p/>
          </draw:image>
        </draw:frame>
        <draw:frame draw:style-name="gr1" draw:text-style-name="P1" draw:layer="layout" svg:width="4.497cm" svg:height="5.74cm" svg:x="19.817cm" svg:y="8.322cm">
          <draw:image xlink:href="Pictures/10000000000000AA000000D9CF3B7E3F.png" xlink:type="simple" xlink:show="embed" xlink:actuate="onLoad">
            <text:p/>
          </draw:image>
        </draw:frame>
        <draw:frame draw:style-name="gr1" draw:text-style-name="P1" draw:layer="layout" svg:width="4.682cm" svg:height="5.185cm" svg:x="24.011cm" svg:y="21.908cm">
          <draw:image xlink:href="Pictures/10000000000000B1000000C4C07701D8.png" xlink:type="simple" xlink:show="embed" xlink:actuate="onLoad">
            <text:p/>
          </draw:image>
        </draw:frame>
        <draw:frame draw:style-name="gr1" draw:text-style-name="P1" draw:layer="layout" svg:width="4.788cm" svg:height="4.629cm" svg:x="30.785cm" svg:y="20.439cm">
          <draw:image xlink:href="Pictures/10000000000000B5000000AF3FBCC77B.png" xlink:type="simple" xlink:show="embed" xlink:actuate="onLoad">
            <text:p/>
          </draw:image>
        </draw:frame>
        <draw:frame draw:style-name="gr1" draw:text-style-name="P1" draw:layer="layout" svg:width="3.915cm" svg:height="4.629cm" svg:x="48.578cm" svg:y="21.656cm">
          <draw:image xlink:href="Pictures/1000000000000094000000AFCBEB76F3.png" xlink:type="simple" xlink:show="embed" xlink:actuate="onLoad">
            <text:p/>
          </draw:image>
        </draw:frame>
        <draw:frame draw:style-name="gr1" draw:text-style-name="P1" draw:layer="layout" svg:width="4.312cm" svg:height="4.074cm" svg:x="42.823cm" svg:y="22.516cm">
          <draw:image xlink:href="Pictures/10000000000000A30000009A26B817A0.png" xlink:type="simple" xlink:show="embed" xlink:actuate="onLoad">
            <text:p/>
          </draw:image>
        </draw:frame>
        <draw:frame draw:style-name="gr1" draw:text-style-name="P1" draw:layer="layout" svg:width="10.582cm" svg:height="17.409cm" svg:x="53.289cm" svg:y="6.218cm">
          <draw:image xlink:href="Pictures/100000000000019000000292567CFFB2.png" xlink:type="simple" xlink:show="embed" xlink:actuate="onLoad">
            <text:p/>
          </draw:image>
        </draw:frame>
        <draw:frame draw:style-name="gr1" draw:text-style-name="P1" draw:layer="layout" svg:width="5.688cm" svg:height="7.407cm" svg:x="66.002cm" svg:y="6.588cm">
          <draw:image xlink:href="Pictures/10000000000000D700000118FA1664CA.png" xlink:type="simple" xlink:show="embed" xlink:actuate="onLoad">
            <text:p/>
          </draw:image>
        </draw:frame>
        <draw:frame draw:style-name="gr1" draw:text-style-name="P1" draw:layer="layout" svg:width="6.587cm" svg:height="6.296cm" svg:x="65.499cm" svg:y="15.399cm">
          <draw:image xlink:href="Pictures/10000000000000F9000000EE41FE8A9C.png" xlink:type="simple" xlink:show="embed" xlink:actuate="onLoad">
            <text:p/>
          </draw:image>
        </draw:frame>
        <draw:frame draw:style-name="gr1" draw:text-style-name="P1" draw:layer="layout" svg:width="4.444cm" svg:height="4.074cm" svg:x="73.793cm" svg:y="8.07cm">
          <draw:image xlink:href="Pictures/10000000000000A80000009A83E5E4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3-02-07T10:48:21</meta:creation-date>
    <dc:date>2013-02-08T15:47:13</dc:date>
    <dc:creator>Peter Edworthy</dc:creator>
    <meta:editing-duration>PT28H48M32S</meta:editing-duration>
    <meta:editing-cycles>1</meta:editing-cycles>
    <meta:document-statistic meta:object-count="21"/>
    <meta:generator>OpenOffice.org/3.1$Unix OpenOffice.org_project/310m19$Build-9420</meta:generator>
  </office:meta>
</office:document-meta>
</file>